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3" style:family="paragraph" style:parent-style-name="Standard">
      <style:paragraph-properties fo:text-align="start" style:justify-single-word="false"/>
      <style:text-properties fo:color="#000000" style:font-name="Menlo-Regular" fo:font-size="11pt" style:text-underline-style="solid" style:text-underline-width="auto" style:text-underline-color="font-color" style:font-name-asian="Menlo-Regular" style:font-size-asian="11pt" style:font-name-complex="Menlo-Regular" style:font-size-complex="11pt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style:font-name="Times New Roman" fo:font-size="11pt" style:font-name-asian="Menlo-Regular" style:font-size-asian="11pt" style:font-name-complex="Menlo-Regular" style:font-size-complex="11pt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style:font-name="Times New Roman" fo:font-size="11pt"/>
    </style:style>
    <style:style style:name="P8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Menlo-Regular" fo:font-size="11pt" fo:letter-spacing="normal" fo:font-style="normal" fo:font-weight="bold" style:font-name-asian="Menlo-Regular" style:font-size-asian="11pt" style:font-name-complex="Menlo-Regular" style:font-size-complex="11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222222" style:font-name="Menlo-Regular" fo:font-size="12pt" fo:letter-spacing="normal" fo:font-style="normal" fo:font-weight="bold" style:font-name-asian="Menlo-Regular" style:font-size-asian="11pt" style:font-name-complex="Menlo-Regular" style:font-size-complex="11pt"/>
    </style:style>
    <style:style style:name="P10" style:family="paragraph" style:parent-style-name="Standard" style:list-style-name="L2">
      <style:paragraph-properties fo:text-align="start" style:justify-single-word="false"/>
      <style:text-properties fo:font-variant="normal" fo:text-transform="none" fo:color="#222222" style:font-name="Menlo-Regular" fo:font-size="12pt" fo:letter-spacing="normal" fo:font-style="normal" fo:font-weight="bold" style:font-name-asian="Menlo-Regular" style:font-size-asian="11pt" style:font-name-complex="Menlo-Regular" style:font-size-complex="11pt"/>
    </style:style>
    <style:style style:name="T1" style:family="text">
      <style:text-properties style:font-name="Menlo-Regular"/>
    </style:style>
    <style:style style:name="T2" style:family="text">
      <style:text-properties style:font-name="Menlo-Regular" style:font-name-asian="Menlo-Regular" style:font-size-asian="11pt" style:font-name-complex="Menlo-Regular" style:font-size-complex="11pt"/>
    </style:style>
    <style:style style:name="T3" style:family="text">
      <style:text-properties fo:font-variant="normal" fo:text-transform="none" fo:color="#222222" style:font-name="Menlo-Regular" fo:font-size="12pt" fo:letter-spacing="normal" fo:font-style="normal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stor.jar</text:p>
      <text:p text:style-name="P1"/>
      <text:list xml:id="list1265131122208309821" text:style-name="L1">
        <text:list-item>
          <text:p text:style-name="P4">Generar un jar</text:p>
          <text:list>
            <text:list-item>
              <text:p text:style-name="P4">Ir al directorio del proyecto y en el terminal</text:p>
            </text:list-item>
            <text:list-item>
              <text:p text:style-name="P4">mvn clean install</text:p>
            </text:list-item>
            <text:list-item>
              <text:p text:style-name="P4">al finalizar el proceso el jar esta dentro de la carpeta target en el directorio del proyecto</text:p>
            </text:list-item>
          </text:list>
        </text:list-item>
        <text:list-item>
          <text:p text:style-name="P4">Copiar el jar al escritorio</text:p>
        </text:list-item>
        <text:list-item>
          <text:p text:style-name="P4">Cambiar le nombre del jar por jon-gestor-v0.0.1.jar</text:p>
        </text:list-item>
        <text:list-item>
          <text:p text:style-name="P4">Abrir el termina en el escritorio y escribir</text:p>
          <text:list>
            <text:list-item>
              <text:p text:style-name="P5">scp -r -i /Users/jonny/.ssh/id_rsa /Users/jonny/Desktop/jon-gestor-v0.0.1.jar <text:a xlink:type="simple" xlink:href="mailto:root@gestor.djmrbug.com" text:style-name="Internet_20_link" text:visited-style-name="Visited_20_Internet_20_Link">root@gestor.djmrbug.com</text:a>:/root/jon-gestor</text:p>
            </text:list-item>
            <text:list-item>
              <text:p text:style-name="P6">Tras escribir la contraseña el archivo se subira la servidor</text:p>
            </text:list-item>
          </text:list>
        </text:list-item>
        <text:list-item>
          <text:p text:style-name="P6">Conectarte al servidor con ssh <text:a xlink:type="simple" xlink:href="mailto:root@gestor.djmrbug.com" text:style-name="Internet_20_link" text:visited-style-name="Visited_20_Internet_20_Link">root@gestor.djmrbug.com</text:a></text:p>
        </text:list-item>
        <text:list-item>
          <text:p text:style-name="P6">Entrar en la carpeta jon-gestor</text:p>
        </text:list-item>
        <text:list-item>
          <text:p text:style-name="P6">ejecutar el jar con el comando: </text:p>
          <text:list>
            <text:list-item>
              <text:p text:style-name="P5">nohup java -jar jon-gestor-v0.0.1.jar &gt; output.log &amp;</text:p>
            </text:list-item>
            <text:list-item>
              <text:p text:style-name="P6">ver el log del proceso con: <text:span text:style-name="T1">tail -n 100 -f output.log</text:span></text:p>
            </text:list-item>
            <text:list-item>
              <text:p text:style-name="P7"><text:span text:style-name="T2">buscar procesos java: </text:span><text:span text:style-name="T3">ps -aux | grep java</text:span></text:p>
              <text:p text:style-name="P8"/>
            </text:list-item>
          </text:list>
          <text:p text:style-name="P8"/>
          <text:p text:style-name="P8">scp -r -i /Users/jonny/.ssh/id_rsa /Users/jonny/Desktop/jon-gestor-v0.0.1.jar <text:a xlink:type="simple" xlink:href="mailto:root@gestor.djmrbug.com" text:style-name="Internet_20_link" text:visited-style-name="Visited_20_Internet_20_Link">root@gestor.djmrbug.com</text:a>:/root/jon-gestor</text:p>
        </text:list-item>
      </text:list>
      <text:p text:style-name="P2">nohup java -jar jon-gestor-v0.0.1.jar &gt; output.log &amp;</text:p>
      <text:p text:style-name="P3">tail -n 100 -f output.log</text:p>
      <text:p text:style-name="P9">ps -aux | grep java</text:p>
      <text:p text:style-name="P9"/>
      <text:p text:style-name="P9"/>
      <text:list xml:id="list1533106850775531721" text:style-name="L2">
        <text:list-item>
          <text:p text:style-name="P10">Directorio backups</text:p>
          <text:list>
            <text:list-item>
              <text:p text:style-name="P10">/data/MySQL-Backups/bkp/gestor</text:p>
            </text:list-item>
            <text:list-item>
              <text:p text:style-name="P10">Backups: diarios, semanales y mensual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n mikel ollo</meta:initial-creator>
    <meta:creation-date>2020-05-26T13:16:23</meta:creation-date>
    <dc:date>2020-06-27T12:23:49</dc:date>
    <dc:creator>jon mikel ollo</dc:creator>
    <meta:editing-duration>PT13M43S</meta:editing-duration>
    <meta:editing-cycles>5</meta:editing-cycles>
    <meta:generator>OpenOffice/4.1.1$Unix OpenOffice.org_project/411m6$Build-9775</meta:generator>
    <meta:document-statistic meta:table-count="0" meta:image-count="0" meta:object-count="0" meta:page-count="1" meta:paragraph-count="23" meta:word-count="161" meta:character-count="1080"/>
  </office:meta>
</office:document-meta>
</file>